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oduto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Funcionalidade</text:p>
          </table:table-cell>
          <table:table-cell office:value-type="string" calcext:value-type="string">
            <text:p>Situa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luir Cliente com todos os camp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incluir cliente com todos os campos obrigatórios</text:p>
          </table:table-cell>
          <table:table-cell office:value-type="string" calcext:value-type="string">
            <text:p><text:s/>Erro – 1,2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Incluir cliente sem os campos obrigató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Alterar cliente com todos os camp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Alterar cliente com todos os campos obrigató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Alterar cliente sem os campos obrigatório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Pesquisar cliente pelo nome</text:p>
          </table:table-cell>
          <table:table-cell office:value-type="string" calcext:value-type="string">
            <text:p>Erro – 3 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Excluir clientes.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Verificar se a paginação está correta.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13:55:14.978000000</meta:creation-date>
    <dc:date>2023-05-30T16:02:50.315000000</dc:date>
    <meta:editing-duration>PT22M51S</meta:editing-duration>
    <meta:editing-cycles>3</meta:editing-cycles>
    <meta:generator>LibreOffice/7.5.2.2$Windows_X86_64 LibreOffice_project/53bb9681a964705cf672590721dbc85eb4d0c3a2</meta:generator>
    <meta:document-statistic meta:table-count="1" meta:cell-count="29" meta:object-count="0"/>
  </office:meta>
</office:document-meta>
</file>